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divides the job getting data for components between many different classes and concepts.</text:p>
              </text:list-item>
              <text:list-item>
                <text:p>These are Model, Store and Proxy.</text:p>
              </text:list-item>
              <text:list-item>
                <text:p>These three together combine to form the Model in Model-View paradigm. They, together, collaborate to fetch the data from the server and expose it to the widget needing it.</text:p>
              </text:list-item>
              <text:list-item>
                <text:p>They also provide the reverse: the ability for the widget to modify the data on the server if the user edits the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xt.data.Model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model is a definition of the types of objects your application managers (on the client side of course).</text:p>
              </text:list-item>
              <text:list-item>
                <text:p>For example: cars, planes, candy-bars.</text:p>
              </text:list-item>
              <text:list-item>
                <text:p>Each object definition will include fields that each object has.</text:p>
              </text:list-item>
              <text:list-item>
                <text:p>You can think of models in a way similar to database schemes: they are not the data → they are the definition of what the data looks li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a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end <text:span text:style-name="T1">Ext.data.Model</text:span></text:p>
              </text:list-item>
              <text:list-item>
                <text:p><text:span text:style-name="T2">Defined your fields.</text:span></text:p>
              </text:list-item>
              <text:list-item>
                <text:p><text:span text:style-name="T2">Each field could include many properties like </text:span><text:span text:style-name="T1">type, defaultValue</text:span><text:span text:style-name="T2">, </text:span><text:span text:style-name="T1">dateFormat, </text:span><text:span text:style-name="T2">various conversion functions and more.</text:span></text:p>
              </text:list-item>
              <text:list-item>
                <text:p><text:span text:style-name="T2">See example (</text:span><text:span text:style-name="T1">model_basic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 side validations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model could include a validations to make sure that the data is correct.</text:p>
              </text:list-item>
              <text:list-item>
                <text:p>This is especially needed if you allow the user to edit the data and you want to make sure that bad data does not enter the model.</text:p>
              </text:list-item>
              <text:list-item>
                <text:p>If the data comes from the server and you are sure of it's validity then this is probably not required.</text:p>
              </text:list-item>
              <text:list-item>
                <text:p>This is done by adding a <text:span text:style-name="T1">validations </text:span><text:span text:style-name="T2">property to the model.</text:span></text:p>
              </text:list-item>
              <text:list-item>
                <text:p><text:span text:style-name="T2">See example (</text:span><text:span text:style-name="T1">model_validation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data.validation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validations which have been shown are part of the <text:span text:style-name="T1">Ext.data.validations </text:span><text:span text:style-name="T2">singleton.</text:span></text:p>
              </text:list-item>
              <text:list-item>
                <text:p><text:span text:style-name="T2">You can even add more validations of your own to that singleton.</text:span></text:p>
              </text:list-item>
              <text:list-item>
                <text:p><text:span text:style-name="T2">For now we will use the built in valid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fake” fiel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times you want to have fields which are not really supplied by the user of your model.</text:p>
              </text:list-item>
              <text:list-item>
                <text:p>These are “fake” fields. Fields that are created from other fields by computation.</text:p>
              </text:list-item>
              <text:list-item>
                <text:p>You can do this by adding a <text:span text:style-name="T1">convert</text:span> function to the field which will create the new field for you.</text:p>
              </text:list-item>
              <text:list-item>
                <text:p>See example (<text:span text:style-name="T1">model_fake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models will supply the data definitions to various combo boxes, grids and trees.</text:p>
              </text:list-item>
              <text:list-item>
                <text:p>When you will query these widgets about the data, say about the currently selected items, what will you get?</text:p>
              </text:list-item>
              <text:list-item>
                <text:p>Usually what you want to get is some unique id of the object.</text:p>
              </text:list-item>
              <text:list-item>
                <text:p>This id is very crucial especially when you want to synchronize what the client and server side are talking abo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Typically this id will be the id column of some database table.</text:p>
              </text:list-item>
              <text:list-item>
                <text:p>In order for your model to have an id you have to set the <text:span text:style-name="T1">idProperty</text:span> of it.</text:p>
              </text:list-item>
              <text:list-item>
                <text:p>The <text:span text:style-name="T1">idProperty</text:span> simple says which field will serve as the unique id identifying the object in question.</text:p>
              </text:list-item>
              <text:list-item>
                <text:p>See example (<text:span text:style-name="T1">model_id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f you do not have an id coming from the database and no field seems unique enough to serve as a unique id you can use an automatic id generator which guarantees unique ids.</text:p>
              </text:list-item>
              <text:list-item>
                <text:p>This id, however, will only be unique on the client side, unless you will use a uuid generator (also available in ExtJs).</text:p>
              </text:list-item>
              <text:list-item>
                <text:p>See example (<text:span text:style-name="T1">model_idgen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 data manipulation and validation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You can also have your own functions attached to the model directly to do data manipulation and validation.</text:p>
              </text:list-item>
              <text:list-item>
                <text:p><text:span text:style-name="T2">Just use the </text:span><text:span text:style-name="T1">convert</text:span><text:span text:style-name="T2"> function shown before for validation and manipulation.</text:span></text:p>
              </text:list-item>
              <text:list-item>
                <text:p><text:span text:style-name="T2">See example (</text:span><text:span text:style-name="T1">model_change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re objects too!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fter you define a model you can actually create objects of the type that you defined.</text:p>
              </text:list-item>
              <text:list-item>
                <text:p>Any methods attached to the model become methods of your newly created object.</text:p>
              </text:list-item>
              <text:list-item>
                <text:p>Calling the <text:span text:style-name="T1">validate </text:span><text:span text:style-name="T2">method on these objects will validate the object using your validations.</text:span></text:p>
              </text:list-item>
              <text:list-item>
                <text:p>See example (<text:span text:style-name="T1">model_object.js</text:span>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 associations</text:p>
          </draw:text-box>
        </draw:frame>
        <draw:frame presentation:style-name="pr4" draw:layer="layout" svg:width="24.639cm" svg:height="14.39cm" svg:x="1.4cm" svg:y="4.914cm" presentation:class="outline" presentation:user-transformed="true">
          <draw:text-box>
            <text:list text:style-name="L3">
              <text:list-item>
                <text:p>Up till now we assumed that the model was “flat”. Like a single table in a database.</text:p>
              </text:list-item>
              <text:list-item>
                <text:p>What if we had many types of pieces of data and they were associated one with the other (like connected tables in a database)?</text:p>
              </text:list-item>
              <text:list-item>
                <text:p>In come model associations.</text:p>
              </text:list-item>
              <text:list-item>
                <text:p>We can create many model and associate them one with the other using the <text:span text:style-name="T1">hasMany</text:span> and <text:span text:style-name="T1">belongsTo</text:span> attributes.</text:p>
              </text:list-item>
              <text:list-item>
                <text:p>See example (<text:span text:style-name="T1">model_associations.js</text:span>)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and Prox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Up till now we assumed that the model data is stored in RAM at the client.</text:p>
              </text:list-item>
              <text:list-item>
                <text:p>But what if we want to fetch the data from the server side? And maybe store the modifications back to the server side?</text:p>
              </text:list-item>
              <text:list-item>
                <text:p>We want to avoid writing huge amounts of code in order to achieve this synchronization.</text:p>
              </text:list-item>
              <text:list-item>
                <text:p>In comes the Prox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x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ExtJs comes with a some predefined proxies so that you would not need to code them yourself.</text:span></text:p>
              </text:list-item>
              <text:list-item>
                <text:p><text:span text:style-name="T2">Not all proxies are created equal, some know only how to read data from the server, some know how to write.</text:span></text:p>
              </text:list-item>
              <text:list-item>
                <text:p><text:span text:style-name="T2">For now we will use </text:span><text:span text:style-name="T1">Ext.data.reader.Json</text:span><text:span text:style-name="T2"> which is the simplest proxy. It only reads from the server and uses a simple JSON forma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taching proxy to model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3">
              <text:list-item>
                <text:p>By using the <text:span text:style-name="T1">proxy </text:span><text:span text:style-name="T2">attribute you can create and attach proxies to models.</text:span></text:p>
              </text:list-item>
              <text:list-item>
                <text:p><text:span text:style-name="T2">After doing so you can use the </text:span><text:span text:style-name="T1">save </text:span><text:span text:style-name="T2">method on model instances to ask the proxy to save the model.</text:span></text:p>
              </text:list-item>
              <text:list-item>
                <text:p><text:span text:style-name="T2">If you are using a right proxy then the proxy will send the model to be saved on the server side.</text:span></text:p>
              </text:list-item>
              <text:list-item>
                <text:p><text:span text:style-name="T2">See example (</text:span><text:span text:style-name="T1">model_rest.js)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ModelManage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s a class that manages all models on the client side.</text:p>
              </text:list-item>
              <text:list-item>
                <text:p>You can get a handle to a model class by name from the model manager.</text:p>
              </text:list-item>
              <text:list-item>
                <text:p>That class could be used to load instances from the server side (if the proxy supports this of-course) by using the <text:span text:style-name="T1">load</text:span> method.</text:p>
              </text:list-item>
              <text:list-item>
                <text:p>See example (<text:span text:style-name="T1">model_rest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troying the data on the serv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f your proxy supports it then you can also delete data on the server (not just load or save).</text:p>
              </text:list-item>
              <text:list-item>
                <text:p>This is important to let your users <text:span text:style-name="T3">really</text:span> edit data on the server.</text:p>
              </text:list-item>
              <text:list-item>
                <text:p>This is done by using the models <text:span text:style-name="T1">destroy</text:span> method.</text:p>
              </text:list-item>
              <text:list-item>
                <text:p>See example (<text:span text:style-name="T1">model_destroy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<text:span text:style-name="T1">Ext.data.reader.Json</text:span>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ven this simple proxy has lots of configuration options. Here are some of the more important ones:</text:p>
              </text:list-item>
              <text:list-item>
                <text:p><text:span text:style-name="T1">url</text:span>: the url on the server to fetch the data from.</text:p>
              </text:list-item>
              <text:list-item>
                <text:p><text:span text:style-name="T1">model</text:span>: the model to work with (if used with no store)</text:p>
              </text:list-item>
              <text:list-item>
                <text:p><text:span text:style-name="T1">root</text:span>: The element name under which to find the data in the returning data from the server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<text:span text:style-name="T1">Ext.data.reader.Json - cont</text:span></text:p>
              </text:list-header>
            </text:list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totalProperty</text:span>: the name of a property on the returning data that specifies the total number of elements on the server side. Good for pagination.</text:p>
              </text:list-item>
              <text:list-item>
                <text:p><text:span text:style-name="T1">record</text:span>: location within the JSON response that the record itself can be found at.</text:p>
              </text:list-item>
              <text:list-item>
                <text:p>And many m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data.Stor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define a store you must have a model.</text:p>
              </text:list-item>
              <text:list-item>
                <text:p>You can define the model in-lined in the store definition. This is the old/pre ext4 way.</text:p>
              </text:list-item>
              <text:list-item>
                <text:p>Or you can define a model class separately and set the property <text:span text:style-name="T1">model</text:span> <text:span text:style-name="T2">of the store to point to it. This is the new/ext4 recommended way.</text:span></text:p>
              </text:list-item>
              <text:list-item>
                <text:p><text:span text:style-name="T2">See example (</text:span><text:span text:style-name="T1">store_style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oading nested data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times you want to load complex data from the server (non “flat”).</text:p>
              </text:list-item>
              <text:list-item>
                <text:p>If our model was defined correctly as a hierarchical model then this is very simple to do.</text:p>
              </text:list-item>
              <text:list-item>
                <text:p>See example (<text:span text:style-name="T1">store_complex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tering and Sor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times the data from the server comes in a format which is not the best for the client.</text:p>
              </text:list-item>
              <text:list-item>
                <text:p>It may have too much data in which case you want to filter some of it.</text:p>
              </text:list-item>
              <text:list-item>
                <text:p>It may be unsorted in which case you want to sort.</text:p>
              </text:list-item>
              <text:list-item>
                <text:p>Both can be done either at the client or at the server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tering and Sorting (cont)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rting is done by defining a <text:span text:style-name="T1">sorters </text:span><text:span text:style-name="T2">property for the store with the set of fields to be sorted by.</text:span></text:p>
              </text:list-item>
              <text:list-item>
                <text:p><text:span text:style-name="T2">Each property could be sorted in ascending or descending order.</text:span></text:p>
              </text:list-item>
              <text:list-item>
                <text:p><text:span text:style-name="T2">Then you can sort the store by simply calling it's </text:span><text:span text:style-name="T1">sort</text:span><text:span text:style-name="T2"> method.</text:span></text:p>
              </text:list-item>
              <text:list-item>
                <text:p><text:span text:style-name="T2">This will be done at the client side.</text:span></text:p>
              </text:list-item>
              <text:list-item>
                <text:p><text:span text:style-name="T2">See example (</text:span><text:span text:style-name="T1">store_sort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rver side sor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f you want the server to sort (for instance when you are using pagination) then you want to configure the store with <text:span text:style-name="T1">remoteSort:true</text:span>.</text:p>
              </text:list-item>
              <text:list-item>
                <text:p>In this case your server side must be written in a specific way to accept requests accompanied with the parameters <text:span text:style-name="T1">page, start, limit</text:span> and <text:span text:style-name="T1">sort</text:span> which will tell it what data to fetch and according to which fields to sort.</text:p>
              </text:list-item>
              <text:list-item>
                <text:p>See example (<text:span text:style-name="T1">store_fetch.php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e and proxy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If you want a store to fetch data from your server you must configure a <text:span text:style-name="T1">proxy </text:span><text:span text:style-name="T2">for it.</text:span></text:p>
              </text:list-item>
              <text:list-item>
                <text:p><text:span text:style-name="T2">The proxy is the object in charge of getting and storing the data on the server.</text:span></text:p>
              </text:list-item>
              <text:list-item>
                <text:p><text:span text:style-name="T2">Another option is to put the data in-line in the store and avoid defining a proxy. This is fine for constant data that doesn't change frequently.</text:span></text:p>
              </text:list-item>
              <text:list-item>
                <text:p><text:span text:style-name="T2">See example (</text:span><text:span text:style-name="T1">store_data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T2H37M48S</meta:editing-duration>
    <meta:editing-cycles>29</meta:editing-cycles>
    <dc:date>2012-05-17T09:19:25</dc:date>
    <meta:generator>LibreOffice/3.5$Linux_x86 LibreOffice_project/350m1$Build-2</meta:generator>
    <meta:document-statistic meta:object-count="128"/>
  </office:meta>
</office:document-meta>
</file>